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hrowawayClassLoader.SimpleThrowawayClassLoader(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ception.TestException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serAdvic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ickyAspectJPointcutExpressionTests.testAdvice( Advisor advisor , LogUserAdvice logAdvice , TestService target , String message , boolean proxy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gUserAdvice.before( Method method , Object [ ] objects , @ Nullable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ckyAspectJPointcutExpressionTests.testManualProxyJavaWithUnconditional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ickyAspectJPointcutExpressionTests.testManualProxyJavaWithStatic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ickyAspectJPointcutExpressionTests.testManualProxyJavaWithDynamicPointcutAndProxy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ickyAspectJPointcutExpressionTests.testAdvice( Advisor advisor , LogUserAdvice logAdvice , TestService target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ckyAspectJPointcutExpressionTests.testManualProxyJavaWithDynamic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UserAdvice.getCount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serAdvice.getCountTh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erviceImpl.sayHell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serAdvice.afterThrowing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ickyAspectJPointcutExpressionTests.testManualProxyJavaWithStaticPointcutAndTwoClassLo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